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6CC000003CC53DC33D8.png"/>
  <manifest:file-entry manifest:media-type="image/png" manifest:full-path="Pictures/1000000000000440000002CEEE76E969.png"/>
  <manifest:file-entry manifest:media-type="image/png" manifest:full-path="Pictures/10000000000002E20000025AF1C3062E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cm" svg:height="20cm" svg:x="0.6cm" svg:y="0.6cm">
          <draw:image xlink:href="Pictures/10000000000002E20000025AF1C306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99cm" svg:height="15.64cm" svg:x="0cm" svg:y="2.96cm">
          <draw:image xlink:href="Pictures/10000000000006CC000003CC53DC33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5.122cm" svg:height="16.578cm" svg:x="1.737cm" svg:y="2.368cm">
          <draw:image xlink:href="Pictures/1000000000000440000002CEEE76E9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20T15:19:35</meta:creation-date>
    <meta:editing-duration>PT2M57S</meta:editing-duration>
    <meta:editing-cycles>2</meta:editing-cycles>
    <dc:date>2012-12-20T15:21:48</dc:date>
    <meta:document-statistic meta:object-count="30"/>
    <meta:generator>OpenOffice.org/3.4.1$Unix OpenOffice.org_project/341m1$Build-9593</meta:generator>
  </office:meta>
</office:document-meta>
</file>